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.</text:p>
      </text:section>
      <text:section text:style-name="Sect1" text:name="Section2">
        <text:h text:style-name="Heading_20_1" text:outline-level="1">First Title of the Second Section</text:h>
        <text:p text:style-name="Text_20_body">First paragraph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3-18T10:47:45</dc:date>
    <meta:editing-duration>PT00H05M17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1" meta:paragraph-count="9" meta:word-count="51" meta:character-count="278"/>
  </office:meta>
</office:document-meta>
</file>